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officeooo:rsid="0016cf35" officeooo:paragraph-rsid="001d03ec"/>
    </style:style>
    <style:style style:name="P2" style:family="paragraph" style:parent-style-name="Standard">
      <style:text-properties fo:font-size="16pt" officeooo:rsid="0016cf35" officeooo:paragraph-rsid="0016cf35"/>
    </style:style>
    <style:style style:name="P3" style:family="paragraph" style:parent-style-name="Standard">
      <style:text-properties fo:font-size="16pt" officeooo:rsid="0016cf35" officeooo:paragraph-rsid="002ec70a"/>
    </style:style>
    <style:style style:name="P4" style:family="paragraph" style:parent-style-name="Standard">
      <style:text-properties fo:font-size="16pt" officeooo:rsid="00172e84" officeooo:paragraph-rsid="00221b40"/>
    </style:style>
    <style:style style:name="P5" style:family="paragraph" style:parent-style-name="Standard">
      <style:text-properties fo:font-size="16pt" officeooo:rsid="00203153" officeooo:paragraph-rsid="00221b40"/>
    </style:style>
    <style:style style:name="P6" style:family="paragraph" style:parent-style-name="Standard">
      <style:text-properties fo:font-size="16pt" officeooo:rsid="0019d276" officeooo:paragraph-rsid="00221b40"/>
    </style:style>
    <style:style style:name="P7" style:family="paragraph" style:parent-style-name="Standard">
      <style:text-properties fo:font-size="16pt" officeooo:rsid="003124e8" officeooo:paragraph-rsid="003124e8"/>
    </style:style>
    <style:style style:name="P8" style:family="paragraph" style:parent-style-name="Standard">
      <style:text-properties fo:font-size="16pt" officeooo:rsid="00314ae7" officeooo:paragraph-rsid="00314ae7"/>
    </style:style>
    <style:style style:name="P9" style:family="paragraph" style:parent-style-name="Standard">
      <style:text-properties fo:font-size="16pt" officeooo:rsid="0032df03" officeooo:paragraph-rsid="0032df03"/>
    </style:style>
    <style:style style:name="P10" style:family="paragraph" style:parent-style-name="Standard">
      <style:text-properties fo:font-size="16pt" officeooo:rsid="003ba6f5" officeooo:paragraph-rsid="003ba6f5"/>
    </style:style>
    <style:style style:name="P11" style:family="paragraph" style:parent-style-name="Standard">
      <style:text-properties fo:font-size="16pt" officeooo:rsid="003e3d83" officeooo:paragraph-rsid="003e3d83"/>
    </style:style>
    <style:style style:name="P12" style:family="paragraph" style:parent-style-name="Standard">
      <style:text-properties fo:font-size="16pt" officeooo:rsid="003e4d1e" officeooo:paragraph-rsid="003e4d1e"/>
    </style:style>
    <style:style style:name="P13" style:family="paragraph" style:parent-style-name="Standard">
      <style:text-properties fo:font-size="16pt" officeooo:rsid="004030b9" officeooo:paragraph-rsid="004030b9"/>
    </style:style>
    <style:style style:name="P14" style:family="paragraph" style:parent-style-name="Standard">
      <style:text-properties fo:font-size="16pt" officeooo:rsid="004030b9" officeooo:paragraph-rsid="003fa9d4"/>
    </style:style>
    <style:style style:name="P15" style:family="paragraph" style:parent-style-name="Standard">
      <style:text-properties fo:font-size="16pt" officeooo:rsid="00417363" officeooo:paragraph-rsid="00417363"/>
    </style:style>
    <style:style style:name="P16" style:family="paragraph" style:parent-style-name="Standard">
      <style:text-properties fo:font-size="16pt" officeooo:rsid="00417363" officeooo:paragraph-rsid="00429f3e"/>
    </style:style>
    <style:style style:name="P17" style:family="paragraph" style:parent-style-name="Standard">
      <style:text-properties fo:font-size="16pt" officeooo:rsid="00429f3e" officeooo:paragraph-rsid="00429f3e"/>
    </style:style>
    <style:style style:name="P18" style:family="paragraph" style:parent-style-name="Standard">
      <style:text-properties fo:font-size="16pt" officeooo:rsid="0043ba35" officeooo:paragraph-rsid="0043ba35"/>
    </style:style>
    <style:style style:name="P19" style:family="paragraph" style:parent-style-name="Standard">
      <style:text-properties fo:font-size="16pt" officeooo:rsid="00491129" officeooo:paragraph-rsid="00491129"/>
    </style:style>
    <style:style style:name="P20" style:family="paragraph" style:parent-style-name="Standard">
      <style:text-properties fo:font-size="16pt" officeooo:paragraph-rsid="00463eed" style:font-size-asian="18pt" style:font-size-complex="18pt"/>
    </style:style>
    <style:style style:name="P21" style:family="paragraph" style:parent-style-name="Standard">
      <style:text-properties fo:font-size="16pt" officeooo:rsid="005df525" officeooo:paragraph-rsid="005df525"/>
    </style:style>
    <style:style style:name="P22" style:family="paragraph" style:parent-style-name="Standard">
      <style:text-properties fo:font-size="16pt" officeooo:rsid="005fb8a6" officeooo:paragraph-rsid="005fb8a6"/>
    </style:style>
    <style:style style:name="P23" style:family="paragraph" style:parent-style-name="Standard">
      <style:text-properties fo:font-size="16pt" officeooo:rsid="005fb8a6" officeooo:paragraph-rsid="005df525"/>
    </style:style>
    <style:style style:name="P24" style:family="paragraph" style:parent-style-name="Standard">
      <style:text-properties fo:font-size="16pt" officeooo:rsid="00705601" officeooo:paragraph-rsid="0073aa28"/>
    </style:style>
    <style:style style:name="P25" style:family="paragraph" style:parent-style-name="Standard">
      <style:paragraph-properties fo:break-before="page"/>
      <style:text-properties fo:font-size="16pt" officeooo:rsid="0016cf35" officeooo:paragraph-rsid="0016cf35"/>
    </style:style>
    <style:style style:name="P26" style:family="paragraph" style:parent-style-name="Standard">
      <style:text-properties fo:font-size="16pt" officeooo:rsid="0016cf35" officeooo:paragraph-rsid="0082d2d6"/>
    </style:style>
    <style:style style:name="P27" style:family="paragraph" style:parent-style-name="Standard">
      <style:text-properties fo:font-size="16pt" officeooo:rsid="0016cf35" officeooo:paragraph-rsid="001d03ec"/>
    </style:style>
    <style:style style:name="P28" style:family="paragraph" style:parent-style-name="Standard">
      <style:text-properties fo:font-size="16pt" officeooo:rsid="0016cf35" officeooo:paragraph-rsid="00839a40"/>
    </style:style>
    <style:style style:name="P29" style:family="paragraph" style:parent-style-name="Standard">
      <style:text-properties fo:font-size="16pt" officeooo:rsid="0016cf35" officeooo:paragraph-rsid="00850a2d"/>
    </style:style>
    <style:style style:name="P30" style:family="paragraph" style:parent-style-name="Standard">
      <style:text-properties fo:font-size="16pt" officeooo:rsid="00839a40" officeooo:paragraph-rsid="00839a40"/>
    </style:style>
    <style:style style:name="P31" style:family="paragraph" style:parent-style-name="Standard">
      <style:text-properties fo:font-size="16pt" officeooo:rsid="00254052" officeooo:paragraph-rsid="00839a40"/>
    </style:style>
    <style:style style:name="P32" style:family="paragraph" style:parent-style-name="Standard">
      <style:text-properties fo:font-size="16pt" officeooo:rsid="007beaee" officeooo:paragraph-rsid="0086b0ef"/>
    </style:style>
    <style:style style:name="P33" style:family="paragraph" style:parent-style-name="Standard">
      <style:text-properties fo:font-size="16pt" officeooo:rsid="0084f469" officeooo:paragraph-rsid="0084f469"/>
    </style:style>
    <style:style style:name="P34" style:family="paragraph" style:parent-style-name="Standard">
      <style:text-properties fo:font-size="16pt" officeooo:rsid="00850923" officeooo:paragraph-rsid="00850923"/>
    </style:style>
    <style:style style:name="P35" style:family="paragraph" style:parent-style-name="Standard">
      <style:text-properties fo:font-size="16pt" officeooo:rsid="0086b0ef" officeooo:paragraph-rsid="0086b0ef"/>
    </style:style>
    <style:style style:name="P36" style:family="paragraph" style:parent-style-name="Standard">
      <style:text-properties fo:font-size="16pt" officeooo:rsid="007cdb9f" officeooo:paragraph-rsid="008a1416"/>
    </style:style>
    <style:style style:name="P37" style:family="paragraph" style:parent-style-name="Standard">
      <style:text-properties fo:font-size="16pt" officeooo:rsid="008eba9c" officeooo:paragraph-rsid="006e03b5"/>
    </style:style>
    <style:style style:name="P38" style:family="paragraph" style:parent-style-name="Standard">
      <style:text-properties fo:font-size="16pt" officeooo:rsid="00705601" officeooo:paragraph-rsid="0073aa28"/>
    </style:style>
    <style:style style:name="P39" style:family="paragraph" style:parent-style-name="Standard">
      <style:text-properties fo:font-size="16pt" officeooo:rsid="00982e7f" officeooo:paragraph-rsid="00982e7f"/>
    </style:style>
    <style:style style:name="P40" style:family="paragraph" style:parent-style-name="Standard">
      <style:text-properties fo:font-size="16pt" officeooo:rsid="005df525" officeooo:paragraph-rsid="006a522d"/>
    </style:style>
    <style:style style:name="P41" style:family="paragraph" style:parent-style-name="Standard">
      <style:text-properties fo:font-size="16pt" officeooo:paragraph-rsid="0061c040" style:font-size-asian="18pt" style:font-size-complex="18pt"/>
    </style:style>
    <style:style style:name="P42" style:family="paragraph" style:parent-style-name="Standard">
      <style:text-properties fo:font-size="16pt" officeooo:rsid="009b4c89" officeooo:paragraph-rsid="009b4c89"/>
    </style:style>
    <style:style style:name="P43" style:family="paragraph" style:parent-style-name="Standard">
      <style:text-properties fo:font-size="16pt" officeooo:rsid="009b5b25" officeooo:paragraph-rsid="009b5b25"/>
    </style:style>
    <style:style style:name="P44" style:family="paragraph" style:parent-style-name="Standard">
      <style:text-properties officeooo:rsid="00850923" officeooo:paragraph-rsid="00850923"/>
    </style:style>
    <style:style style:name="P45" style:family="paragraph" style:parent-style-name="Standard">
      <style:text-properties officeooo:rsid="008a0503" officeooo:paragraph-rsid="008a0503"/>
    </style:style>
    <style:style style:name="P46" style:family="paragraph" style:parent-style-name="Standard">
      <style:text-properties officeooo:rsid="008a0503" officeooo:paragraph-rsid="008a1416"/>
    </style:style>
    <style:style style:name="P47" style:family="paragraph" style:parent-style-name="Standard">
      <style:text-properties officeooo:rsid="008a0503" officeooo:paragraph-rsid="00946b6c"/>
    </style:style>
    <style:style style:name="P48" style:family="paragraph" style:parent-style-name="Standard">
      <style:text-properties officeooo:rsid="008a1416" officeooo:paragraph-rsid="008a1416"/>
    </style:style>
    <style:style style:name="P49" style:family="paragraph" style:parent-style-name="Standard">
      <style:text-properties officeooo:rsid="008a1416" officeooo:paragraph-rsid="00946b6c"/>
    </style:style>
    <style:style style:name="P50" style:family="paragraph" style:parent-style-name="Standard">
      <style:text-properties officeooo:rsid="0092e813" officeooo:paragraph-rsid="0092e813"/>
    </style:style>
    <style:style style:name="P51" style:family="paragraph" style:parent-style-name="Standard">
      <style:text-properties officeooo:rsid="00946b6c" officeooo:paragraph-rsid="00946b6c"/>
    </style:style>
    <style:style style:name="P52" style:family="paragraph" style:parent-style-name="Standard">
      <style:text-properties officeooo:rsid="00955a04" officeooo:paragraph-rsid="00955a04"/>
    </style:style>
    <style:style style:name="P53" style:family="paragraph" style:parent-style-name="Standard">
      <style:text-properties fo:font-size="18pt" officeooo:rsid="006e03b5" officeooo:paragraph-rsid="004f864a" style:font-size-asian="18pt" style:font-size-complex="18pt"/>
    </style:style>
    <style:style style:name="T1" style:family="text">
      <style:text-properties officeooo:rsid="001ee908"/>
    </style:style>
    <style:style style:name="T2" style:family="text">
      <style:text-properties style:font-name="Liberation Serif"/>
    </style:style>
    <style:style style:name="T3" style:family="text">
      <style:text-properties style:font-name="Liberation Serif" officeooo:rsid="00868826"/>
    </style:style>
    <style:style style:name="T4" style:family="text">
      <style:text-properties style:font-name="Liberation Serif" officeooo:rsid="00887f1d"/>
    </style:style>
    <style:style style:name="T5" style:family="text">
      <style:text-properties style:font-name="Liberation Serif" officeooo:rsid="00891af0"/>
    </style:style>
    <style:style style:name="T6" style:family="text">
      <style:text-properties officeooo:rsid="0021a015"/>
    </style:style>
    <style:style style:name="T7" style:family="text">
      <style:text-properties officeooo:rsid="00312f84"/>
    </style:style>
    <style:style style:name="T8" style:family="text">
      <style:text-properties officeooo:rsid="0032df03"/>
    </style:style>
    <style:style style:name="T9" style:family="text">
      <style:text-properties officeooo:rsid="003c55be"/>
    </style:style>
    <style:style style:name="T10" style:family="text">
      <style:text-properties officeooo:rsid="00429f3e"/>
    </style:style>
    <style:style style:name="T11" style:family="text">
      <style:text-properties officeooo:rsid="0082d2d6"/>
    </style:style>
    <style:style style:name="T12" style:family="text">
      <style:text-properties officeooo:rsid="00839a40"/>
    </style:style>
    <style:style style:name="T13" style:family="text">
      <style:text-properties fo:font-size="16pt"/>
    </style:style>
    <style:style style:name="T14" style:family="text">
      <style:text-properties fo:font-size="16pt" officeooo:rsid="007beaee"/>
    </style:style>
    <style:style style:name="T15" style:family="text">
      <style:text-properties fo:font-size="16pt" officeooo:rsid="00850a2d"/>
    </style:style>
    <style:style style:name="T16" style:family="text">
      <style:text-properties fo:font-size="16pt" officeooo:rsid="00891af0"/>
    </style:style>
    <style:style style:name="T17" style:family="text">
      <style:text-properties fo:font-size="16pt" officeooo:rsid="008a1416"/>
    </style:style>
    <style:style style:name="T18" style:family="text">
      <style:text-properties fo:font-size="16pt" officeooo:rsid="0092e813"/>
    </style:style>
    <style:style style:name="T19" style:family="text">
      <style:text-properties fo:font-size="16pt" officeooo:rsid="00946b6c"/>
    </style:style>
    <style:style style:name="T20" style:family="text">
      <style:text-properties fo:font-size="16pt" officeooo:rsid="00955a04"/>
    </style:style>
    <style:style style:name="T21" style:family="text">
      <style:text-properties fo:font-size="16pt" officeooo:rsid="0096eb7f"/>
    </style:style>
    <style:style style:name="T22" style:family="text">
      <style:text-properties fo:font-size="16pt" officeooo:rsid="009b4c89"/>
    </style:style>
    <style:style style:name="T23" style:family="text">
      <style:text-properties officeooo:rsid="0084f469"/>
    </style:style>
    <style:style style:name="T24" style:family="text">
      <style:text-properties officeooo:rsid="00850923"/>
    </style:style>
    <style:style style:name="T25" style:family="text">
      <style:text-properties officeooo:rsid="00850a2d"/>
    </style:style>
    <style:style style:name="T26" style:family="text">
      <style:text-properties officeooo:rsid="0085c6cd"/>
    </style:style>
    <style:style style:name="T27" style:family="text">
      <style:text-properties officeooo:rsid="0087dbd5"/>
    </style:style>
    <style:style style:name="T28" style:family="text">
      <style:text-properties officeooo:rsid="0091700d"/>
    </style:style>
    <style:style style:name="T29" style:family="text">
      <style:text-properties officeooo:rsid="0099ef26"/>
    </style:style>
    <style:style style:name="T30" style:family="text">
      <style:text-properties officeooo:rsid="009ad268"/>
    </style:style>
    <style:style style:name="T31" style:family="text">
      <style:text-properties officeooo:rsid="009c64c1"/>
    </style:style>
    <style:style style:name="T32" style:family="text">
      <style:text-properties officeooo:rsid="009e8c0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Answer to Beal's Conjecture</text:p>
      <text:p text:style-name="P1"/>
      <text:p text:style-name="P31"><text:tab/><text:tab/><text:tab/><text:tab/><text:tab/>Beal’s conjecture</text:p>
      <text:p text:style-name="P28">If A^x + B^y = C^z , where A, B, C, x, y and z are positive integers and x, y and z are all greater than 2, then A, B and C must have a common prime factor.</text:p>
      <text:p text:style-name="P28"/>
      <text:p text:style-name="P1"><text:tab/><text:tab/><text:tab/><text:tab/><text:span text:style-name="T1">Abstract</text:span></text:p>
      <text:p text:style-name="P1"/>
      <text:p text:style-name="P26"><text:tab/><text:span text:style-name="T1">This paper, tends to solve the Beal’s Conjecture, using all possible combinations on the three numbers (A,B,C), assigning prime and non prime to each one (respecting the sum and the equality).</text:span></text:p>
      <text:p text:style-name="P26"><text:tab/><text:span text:style-name="T11">I start by saying that the problem uses number elevated to exponent(A^4 for example). But for determining common factors, we can use <text:s/>just the value A, because A*A*A*A has only one prime factor, so we can A instead of A^x. Also if we have a prime factor on a number, then the other numbers are only equal to it if they are the same, since we’re talking about prime numbers, and prime numbers only divide one and himself</text:span></text:p>
      <text:p text:style-name="P26"/>
      <text:p text:style-name="P26"><text:tab/><text:span text:style-name="T12">Then we proceeed with testing all hypotheses like</text:span></text:p>
      <text:p text:style-name="P26"><text:tab/><text:tab/><text:span text:style-name="T12">A + B = <text:s/>C</text:span></text:p>
      <text:p text:style-name="P26"><text:tab/><text:span text:style-name="T23">where A , B and are either primes or non primes</text:span></text:p>
      <text:p text:style-name="P26"/>
      <text:p text:style-name="P29"><text:span text:style-name="T25">Also assumed stuff :</text:span></text:p>
      <text:p text:style-name="P29"><text:tab/><text:span text:style-name="T26">If </text:span>A divide<text:span text:style-name="T26">s</text:span> B , <text:span text:style-name="T26">then</text:span> B <text:span text:style-name="T26">has common prime factor with A</text:span></text:p>
      <text:p text:style-name="P30"><text:span text:style-name="T2"/></text:p>
      <text:p text:style-name="P30"><text:span text:style-name="T2"><text:tab/></text:span><text:span text:style-name="T3">Also if we assume that A and B , have common prime factors, then C also has </text:span><text:span text:style-name="T4">the same factor.<text:line-break/><text:tab/></text:span><text:span text:style-name="T5">The solution is simple. Because they have a common prime factor, they can put it in evidence, and divide C^z</text:span></text:p>
      <text:p text:style-name="P35"/>
      <text:p text:style-name="P32"><text:tab/>A=3 B=3</text:p>
      <text:p text:style-name="P32"><text:tab/><text:tab/>3 ^2 + 3^3 = 9+27 = 36</text:p>
      <text:p text:style-name="P32"><text:tab/><text:tab/>3(3+3*3) = 36</text:p>
      <text:p text:style-name="P1"><text:tab/><text:tab/><text:span text:style-name="T27">12 = 12</text:span></text:p>
      <text:p text:style-name="P39">Also</text:p>
      <text:p text:style-name="P39"><text:tab/>if A and B prime <text:span text:style-name="T29">and have common prime factor</text:span>, then B=A*K <text:span text:style-name="T30">or A=B*K</text:span></text:p>
      <text:p text:style-name="P39"/>
      <text:p text:style-name="P2"><text:soft-page-break/><text:tab/><text:tab/><text:tab/><text:tab/><text:tab/><text:span text:style-name="T7">Solution</text:span></text:p>
      <text:p text:style-name="P2"/>
      <text:p text:style-name="P33">1<text:tab/>primeA + <text:span text:style-name="T24">primeB = primeC</text:span></text:p>
      <text:p text:style-name="P34">This holds, if A=B and B=C (and hence A=C). Because they are the same prime number the have a common prime factor. Else if there is one prime different, then it doesnt have the common factor</text:p>
      <text:p text:style-name="P34"/>
      <text:p text:style-name="P44"><text:span text:style-name="T14">2<text:tab/></text:span><text:span text:style-name="T15">PrimeA + PrimeB = NonPrimeC</text:span></text:p>
      <text:p text:style-name="P44"><text:span text:style-name="T15"><text:tab/>To have common factor PrimeA=PrimeB, </text:span><text:span text:style-name="T16">And if PrimeA and PrimeB share a common factor so does NonPRimeC</text:span></text:p>
      <text:p text:style-name="P44"><text:span text:style-name="T16"><text:tab/>if PrimeA != PrimeB , at least two different factors</text:span></text:p>
      <text:p text:style-name="P44"><text:span text:style-name="T16"/></text:p>
      <text:p text:style-name="P45"><text:span text:style-name="T15">3.<text:tab/> NonPrimeA + PrimeB = PrimeC</text:span></text:p>
      <text:p text:style-name="P45"><text:span text:style-name="T14"/></text:p>
      <text:p text:style-name="P45"><text:span text:style-name="T14">t</text:span><text:span text:style-name="T13">o have common factor , primeb=primec, </text:span></text:p>
      <text:p text:style-name="P45"><text:span text:style-name="T13"/></text:p>
      <text:p text:style-name="P45"><text:span text:style-name="T13"><text:tab/>NonPRimeA = PrimeC – PrimeB</text:span></text:p>
      <text:p text:style-name="P45"><text:span text:style-name="T13"/></text:p>
      <text:p text:style-name="P49"><text:span text:style-name="T20">since primeB = primeC , </text:span><text:span text:style-name="T13">We have </text:span></text:p>
      <text:p text:style-name="P47"><text:span text:style-name="T13"><text:tab/></text:span><text:span text:style-name="T17">z &gt; y, due to the fact that we cant subtract a number smaller than the </text:span><text:span text:style-name="T19">other </text:span></text:p>
      <text:p text:style-name="P51"><text:span text:style-name="T20"/></text:p>
      <text:p text:style-name="P45"><text:span text:style-name="T13"/></text:p>
      <text:p text:style-name="P45"><text:span text:style-name="T17">other</text:span></text:p>
      <text:p text:style-name="P46"><text:span text:style-name="T17"><text:tab/>or z=y, in this case </text:span></text:p>
      <text:p text:style-name="P46"><text:span text:style-name="T17"><text:tab/>PrimeC – PrimeB = 0 . Assuming... this is impossible because</text:span></text:p>
      <text:p text:style-name="P46"><text:span text:style-name="T17"><text:tab/>NonPRimEA = 0</text:span></text:p>
      <text:p text:style-name="P46"><text:span text:style-name="T17"/></text:p>
      <text:p text:style-name="P48"><text:span text:style-name="T13">So on to z &gt; y, </text:span></text:p>
      <text:p text:style-name="P48"><text:span text:style-name="T13"><text:tab/>NonPrimeA = PrimeC^z – </text:span><text:span text:style-name="T18">PrimeB^y</text:span></text:p>
      <text:p text:style-name="P48"><text:span text:style-name="T18"/></text:p>
      <text:p text:style-name="P52"><text:span text:style-name="T13">so nonPrimeA, is composed of at least one PrimeC or primeB </text:span><text:span text:style-name="T21">(same prime)</text:span><text:span text:style-name="T13">, leading to common prime factor</text:span></text:p>
      <text:p text:style-name="P52"><text:span text:style-name="T13"><text:tab/></text:span><text:span text:style-name="T22">3(9-3) = 3*3*3 - 3*3</text:span></text:p>
      <text:p text:style-name="P50"><text:span text:style-name="T13"/></text:p>
      <text:p text:style-name="P50"><text:span text:style-name="T13"><text:tab/></text:span></text:p>
      <text:p text:style-name="P46"><text:span text:style-name="T17"/></text:p>
      <text:p text:style-name="P46"><text:span text:style-name="T17"/></text:p>
      <text:p text:style-name="P36"><text:span text:style-name="T28">4. </text:span>NonPrimeA + NonPrimeB = NonPrimeC </text:p>
      <text:p text:style-name="P37"><text:soft-page-break/></text:p>
      <text:p text:style-name="P24"/>
      <text:p text:style-name="P24">Se nonPrimeA nao tem factor comum com nonprimeB, nao tem factor comum,para-se(visto A=!B)</text:p>
      <text:p text:style-name="P24"><text:tab/>Se nonPrimeA tem factor comum com nonPRimeB, tambe tem com c</text:p>
      <text:p text:style-name="P24"/>
      <text:p text:style-name="P39">3(2*7) ^3 + 3(5*7) = 3(….), common factor</text:p>
      <text:p text:style-name="P24"/>
      <text:p text:style-name="P24"/>
      <text:p text:style-name="P42">5. <text:s text:c="4"/>NonPrimeA + PrimeB = NonPrimeC</text:p>
      <text:p text:style-name="P43">Both nonprimeA and nonPrimeC have to have common prime factor = primeB</text:p>
      <text:p text:style-name="P43"><text:tab/><text:span text:style-name="T31">PrimeB = {1,primeB}</text:span></text:p>
      <text:p text:style-name="P43"><text:tab/><text:span text:style-name="T31">PrimeB = NonPRimeC – NonPRmieA</text:span></text:p>
      <text:p text:style-name="P43"><text:tab/><text:span text:style-name="T32">NonPRimeC must be divisible by PrimeB ..as NonPrimeA</text:span></text:p>
      <text:p text:style-name="P19"/>
      <text:p text:style-name="P53"/>
      <text:p text:style-name="P40"/>
      <text:p text:style-name="P21"/>
      <text:p text:style-name="P23"/>
      <text:p text:style-name="P22"/>
      <text:p text:style-name="P41"/>
      <text:p text:style-name="P20"/>
      <text:p text:style-name="P18"/>
      <text:p text:style-name="P17">C is always divisible by 2 (A+B = 2 elem times compositr)</text:p>
      <text:p text:style-name="P16"/>
      <text:p text:style-name="P15"/>
      <text:p text:style-name="P15"><text:tab/><text:tab/><text:span text:style-name="T10">A prime, B not prime, C prime</text:span></text:p>
      <text:p text:style-name="P15"/>
      <text:p text:style-name="P15"/>
      <text:p text:style-name="P15"/>
      <text:p text:style-name="P13">If B equals a prime or/and C equals a prime, and they are different then they dont have common prime factor.</text:p>
      <text:p text:style-name="P13">That means, if A not equal to B, or A not equal to C then they don’t have a common prime factor</text:p>
      <text:p text:style-name="P11"/>
      <text:p text:style-name="P11"/>
      <text:p text:style-name="P14">If B or C is a prime number, and are different than A, then they don’t have common prime factor.</text:p>
      <text:p text:style-name="P11"><text:soft-page-break/></text:p>
      <text:p text:style-name="P13">For A = composite number, we can consider just one prime number. For example A=12. A can be factorized in 3*2*2. so it has either 3 or 2 as possible common factor (since 3*2*2 = (2*2) + (2*2) + (2*2))</text:p>
      <text:p text:style-name="P13"/>
      <text:p text:style-name="P13"/>
      <text:p text:style-name="P13"/>
      <text:p text:style-name="P11">For A=2 and X=3 , A = 2*2*2 , prime factor = 2</text:p>
      <text:p text:style-name="P12">For B=2 and Y=3, B=2*2*2 .prime factor =2 </text:p>
      <text:p text:style-name="P12">For C=2 and Z=4 C=2*2*2*2 , prime factor 2</text:p>
      <text:p text:style-name="P12">then</text:p>
      <text:p text:style-name="P12"><text:s/>C= 2^4 = <text:s/>16</text:p>
      <text:p text:style-name="P12">8+8=16</text:p>
      <text:p text:style-name="P12"/>
      <text:p text:style-name="P12">for A=6 (2*3) </text:p>
      <text:p text:style-name="P12">B= 10 (2*5)</text:p>
      <text:p text:style-name="P12"/>
      <text:p text:style-name="P12">(2*3) ^ 3 + (2*5) ^3 = 216 + 1000</text:p>
      <text:p text:style-name="P10">A, B and C are composite numbers. So they are factorized by prime numbers. Since each number is elevated to exponent, the same number multiplies x times.(for example A= 2*2*2) . In this case, the only prime factor possible is 2. <text:span text:style-name="T9">So , in order to have a common prime number, B must be equal to A and C and vice versa.</text:span></text:p>
      <text:p text:style-name="P10"/>
      <text:p text:style-name="P11">A=(3*2) </text:p>
      <text:p text:style-name="P11">x = 3</text:p>
      <text:p text:style-name="P11"><text:s/>A^x <text:s/>(3*2) (3*2)(3*2)</text:p>
      <text:p text:style-name="P11"/>
      <text:p text:style-name="P11"/>
      <text:p text:style-name="P10">So in a) PrimeA means we select one prime. </text:p>
      <text:p text:style-name="P2"><text:s text:c="4"/></text:p>
      <text:p text:style-name="P2"><text:s text:c="4"/>The only possible common prime factor in a) is PrimeA (since it only has one factor)</text:p>
      <text:p text:style-name="P2"><text:s text:c="4"/>So C doesnt have PrimeA as possible common prime factor</text:p>
      <text:p text:style-name="P2"><text:s text:c="4"/></text:p>
      <text:p text:style-name="P2"><text:s text:c="4"/>b) PrimeA + PrimeB = C</text:p>
      <text:p text:style-name="P2"><text:s text:c="4"/>two different primes , C cant be equal to either PrimeA or PrimeB (since its a sum), and hence can't share a prime common factor </text:p>
      <text:p text:style-name="P2"><text:s text:c="4"/></text:p>
      <text:p text:style-name="P2"><text:soft-page-break/><text:s text:c="4"/>c) Prime A + NonPrimeB = PrimeC</text:p>
      <text:p text:style-name="P2"><text:s text:c="8"/>two different primes (because is PrimeA + something, so they are different)</text:p>
      <text:p text:style-name="P2"><text:s text:c="5"/></text:p>
      <text:p text:style-name="P2"><text:s text:c="4"/>d) NonPrimeA + NonePrimeB = PrimeC</text:p>
      <text:p text:style-name="P2"><text:s text:c="4"/>PrimeC can't be decomposed in sum of two non primes</text:p>
      <text:p text:style-name="P2"><text:s text:c="4"/></text:p>
      <text:p text:style-name="P2"><text:s text:c="4"/>So, A,B,C must be NonPrimes (to have a common prime factor)</text:p>
      <text:p text:style-name="P2"><text:s text:c="4"/></text:p>
      <text:p text:style-name="P2"><text:s text:c="4"/>Hipothese</text:p>
      <text:p text:style-name="P2"><text:s text:c="4"/></text:p>
      <text:p text:style-name="P2"><text:s text:c="4"/>NonPrime1 + NonPrime2 <text:s/>= NonPrime3</text:p>
      <text:p text:style-name="P2"><text:s text:c="4"/></text:p>
      <text:p text:style-name="P2"><text:s text:c="4"/></text:p>
      <text:p text:style-name="P2"><text:s text:c="4"/>1) If NonPrime1 e NonPrime2 have common prime factors then NonPrime3 also has common prime factors</text:p>
      <text:p text:style-name="P2"><text:s text:c="4"/></text:p>
      <text:p text:style-name="P2"><text:s text:c="4"/></text:p>
      <text:p text:style-name="P2"><text:s/><text:tab/>If we did have a common factor, in this case 3, then that could be put in evidence as in:</text:p>
      <text:p text:style-name="P2"><text:tab/><text:tab/>2*3 + 3*7 = 27</text:p>
      <text:p text:style-name="P2"><text:tab/><text:tab/>3(2+7) = 27 </text:p>
      <text:p text:style-name="P2"><text:s text:c="4"/><text:tab/>and its assured that 3 divides 27,so 3 is a prime common number</text:p>
      <text:p text:style-name="P2"><text:s text:c="3"/></text:p>
      <text:p text:style-name="P2"><text:s text:c="3"/>2) If they don't have common prime factors, then they don't share a common prime</text:p>
      <text:p text:style-name="P2"/>
      <text:p text:style-name="P2">Therefore A^x + B^y <text:s/>= C^z , doesnt hold, for example if A is prime. </text:p>
      <text:p text:style-name="P2"/>
      <text:p text:style-name="P8">Keyword<text:span text:style-name="T8">s</text:span></text:p>
      <text:p text:style-name="P8">Beal’s conjecture,divisors,primes,multiple</text:p>
      <text:p text:style-name="P3"/>
      <text:p text:style-name="P5"/>
      <text:p text:style-name="P9">Palavras Chave:</text:p>
      <text:p text:style-name="P9">conjeture de beals,primos,divisores,multiple</text:p>
      <text:p text:style-name="P5"/>
      <text:p text:style-name="P5">Author</text:p>
      <text:p text:style-name="P4">Andre Albergaria Coelho</text:p>
      <text:p text:style-name="P7"><text:a xlink:type="simple" xlink:href="mailto:fc26887@alunos.fc.ul.pt" text:style-name="Internet_20_link" text:visited-style-name="Visited_20_Internet_20_Link">fc26887@alunos.fc.ul.pt</text:a></text:p>
      <text:p text:style-name="P7"><text:soft-page-break/></text:p>
      <text:p text:style-name="P6"><text:span text:style-name="T6">References</text:span>:</text:p>
      <text:p text:style-name="P6"><text:a xlink:type="simple" xlink:href="https://en.wikipedia.org/wiki/Divisor" text:style-name="Internet_20_link" text:visited-style-name="Visited_20_Internet_20_Link">https://en.wikipedia.org/wiki/Divisor</text:a></text:p>
      <text:p text:style-name="P6"><text:a xlink:type="simple" xlink:href="https://en.wikipedia.org/wiki/Least_common_multiple" text:style-name="Internet_20_link" text:visited-style-name="Visited_20_Internet_20_Link">https://en.wikipedia.org/wiki/Least_common_multiple</text:a></text:p>
      <text:p text:style-name="P6"><text:a xlink:type="simple" xlink:href="https://www.mathsisfun.com/numbers/factors-multiples.html" text:style-name="Internet_20_link" text:visited-style-name="Visited_20_Internet_20_Link">https://www.mathsisfun.com/numbers/factors-multiples.html</text:a></text:p>
      <text:p text:style-name="P2"/>
      <text:p text:style-name="P2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8:03:15.192745802</meta:creation-date>
    <dc:date>2021-06-09T23:23:39.413582628</dc:date>
    <meta:editing-duration>PT7H13M23S</meta:editing-duration>
    <meta:editing-cycles>119</meta:editing-cycles>
    <meta:generator>LibreOffice/6.1.5.2$Linux_X86_64 LibreOffice_project/10$Build-2</meta:generator>
    <meta:document-statistic meta:table-count="0" meta:image-count="0" meta:object-count="0" meta:page-count="7" meta:paragraph-count="108" meta:word-count="971" meta:character-count="5314" meta:non-whitespace-character-count="4244"/>
  </office:meta>
</office:document-meta>
</file>